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F test file <text:span text:style-name="T1">without</text:span> any sign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6T11:50:49.42</meta:creation-date>
    <dc:date>2022-02-16T11:52:10.03</dc:date>
    <meta:editing-duration>PT30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1" meta:word-count="6" meta:character-count="36"/>
  </office:meta>
</office:document-meta>
</file>